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ответы по теме OOP Php 1. Что ето 2. Зачем нужно 3. Как использовать 4. Из чего состоит 5. Ключевые понятий, концепции</text:p>
      <text:p text:style-name="Standard">ChatGPT</text:p>
      <text:p text:style-name="P1">ChatGPT</text:p>
      <text:p text:style-name="Text_20_body">Конечно, вот ответы на вопросы по теме ООП в PHP:</text:p>
      <text:list xml:id="list4293857968583142888" text:style-name="L1">
        <text:list-item>
          <text:p text:style-name="P2"><text:span text:style-name="Strong_20_Emphasis">Что это?</text:span> ООП (объектно-ориентированное программирование) в PHP - это методология программирования, основанная на концепции объектов, которые являются экземплярами классов. Классы определяют состояние (свойства) и поведение (методы) объектов.</text:p>
        </text:list-item>
        <text:list-item>
          <text:p text:style-name="P2"><text:span text:style-name="Strong_20_Emphasis">Зачем нужно?</text:span> ООП в PHP помогает в создании более структурированного, гибкого и масштабируемого кода. Он позволяет создавать модульные приложения, повторно использовать код, а также обеспечивает более понятное разделение обязанностей между различными компонентами приложения.</text:p>
        </text:list-item>
        <text:list-item>
          <text:p text:style-name="P2"><text:span text:style-name="Strong_20_Emphasis">Как использовать?</text:span> Для использования ООП в PHP вы должны создать классы с помощью ключевого слова <text:span text:style-name="Source_20_Text">class</text:span>, определить свойства и методы, а затем создавать объекты этого класса с помощью оператора <text:span text:style-name="Source_20_Text">new</text:span>. Затем вы можете обращаться к свойствам и методам объектов для выполнения необходимых операций.</text:p>
        </text:list-item>
        <text:list-item>
          <text:p text:style-name="P2"><text:span text:style-name="Strong_20_Emphasis">Из чего состоит?</text:span> ООП в PHP состоит из следующих основных элементов:</text:p>
          <text:list>
            <text:list-item>
              <text:p text:style-name="P3"><text:span text:style-name="Strong_20_Emphasis">Классы</text:span>: Определяют структуру объектов.</text:p>
            </text:list-item>
            <text:list-item>
              <text:p text:style-name="P3"><text:span text:style-name="Strong_20_Emphasis">Объекты</text:span>: Экземпляры классов, которые имеют конкретные значения свойств.</text:p>
            </text:list-item>
            <text:list-item>
              <text:p text:style-name="P3"><text:span text:style-name="Strong_20_Emphasis">Свойства</text:span>: Данные, хранящиеся в объектах.</text:p>
            </text:list-item>
            <text:list-item>
              <text:p text:style-name="P3"><text:span text:style-name="Strong_20_Emphasis">Методы</text:span>: Функции, привязанные к классам, которые могут изменять состояние объектов или выполнять определенные действия.</text:p>
            </text:list-item>
            <text:list-item>
              <text:p text:style-name="P3"><text:span text:style-name="Strong_20_Emphasis">Инкапсуляция</text:span>: Механизм, который позволяет скрывать детали реализации объектов и обеспечивает доступ к ним только через определенные интерфейсы.</text:p>
            </text:list-item>
            <text:list-item>
              <text:p text:style-name="P3"><text:span text:style-name="Strong_20_Emphasis">Наследование</text:span>: Механизм, который позволяет классам наследовать свойства и методы от других классов.</text:p>
            </text:list-item>
            <text:list-item>
              <text:p text:style-name="P3"><text:span text:style-name="Strong_20_Emphasis">Полиморфизм</text:span>: Возможность объектов с одинаковой сигнатурой методов вести себя по-разному в зависимости от их типа или класса.</text:p>
            </text:list-item>
          </text:list>
        </text:list-item>
        <text:list-item>
          <text:p text:style-name="P2"><text:span text:style-name="Strong_20_Emphasis">Ключевые понятия, концепции</text:span></text:p>
          <text:list>
            <text:list-item>
              <text:p text:style-name="P3"><text:span text:style-name="Strong_20_Emphasis">Классы и объекты</text:span></text:p>
            </text:list-item>
            <text:list-item>
              <text:p text:style-name="P3"><text:span text:style-name="Strong_20_Emphasis">Наследование</text:span></text:p>
            </text:list-item>
            <text:list-item>
              <text:p text:style-name="P3"><text:span text:style-name="Strong_20_Emphasis">Инкапсуляция</text:span></text:p>
            </text:list-item>
            <text:list-item>
              <text:p text:style-name="P3"><text:span text:style-name="Strong_20_Emphasis">Полиморфизм</text:span></text:p>
            </text:list-item>
            <text:list-item>
              <text:p text:style-name="P3"><text:span text:style-name="Strong_20_Emphasis">Абстракция</text:span></text:p>
            </text:list-item>
            <text:list-item>
              <text:p text:style-name="P3"><text:span text:style-name="Strong_20_Emphasis">Интерфейсы</text:span></text:p>
            </text:list-item>
            <text:list-item>
              <text:p text:style-name="P3"><text:span text:style-name="Strong_20_Emphasis">Пространства имен</text:span></text:p>
            </text:list-item>
            <text:list-item>
              <text:p text:style-name="P3"><text:span text:style-name="Strong_20_Emphasis">Магические методы</text:span></text:p>
            </text:list-item>
            <text:list-item>
              <text:p text:style-name="P3"><text:span text:style-name="Strong_20_Emphasis">Статические методы и свойства</text:span></text:p>
            </text:list-item>
            <text:list-item>
              <text:p text:style-name="P2"><text:span text:style-name="Strong_20_Emphasis">Трейты</text:span></text:p>
            </text:list-item>
          </text:list>
        </text:list-item>
      </text:list>
      <text:p text:style-name="Text_20_body">ООП в PHP предоставляет мощный набор инструментов для создания структурированных и эффективных 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1:39:40.40</dc:date>
    <meta:document-statistic meta:table-count="0" meta:image-count="0" meta:object-count="0" meta:page-count="1" meta:paragraph-count="27" meta:word-count="281" meta:character-count="1991"/>
    <dc:creator>Dima Wide</dc:creator>
    <meta:user-defined meta:name="Info 1"/>
    <meta:user-defined meta:name="Info 2"/>
    <meta:user-defined meta:name="Info 3"/>
    <meta:user-defined meta:name="Info 4"/>
  </office:meta>
</office:document-meta>
</file>